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1" office:value-type="string">
            <text:p>model</text:p>
          </table:table-cell>
          <table:table-cell table:style-name="ACE-1" office:value-type="string">
            <text:p>preprocessing</text:p>
          </table:table-cell>
          <table:table-cell table:style-name="ACE-1" office:value-type="string">
            <text:p>chol</text:p>
          </table:table-cell>
          <table:table-cell table:style-name="ACE-1" office:value-type="string">
            <text:p>imputation</text:p>
          </table:table-cell>
          <table:table-cell table:style-name="ACE-1" office:value-type="string">
            <text:p>accuracy</text:p>
          </table:table-cell>
          <table:table-cell table:style-name="ACE-1" office:value-type="string">
            <text:p>precision</text:p>
          </table:table-cell>
          <table:table-cell table:style-name="ACE-1" office:value-type="string">
            <text:p>sensitivity</text:p>
          </table:table-cell>
          <table:table-cell table:style-name="ACE-1" office:value-type="string">
            <text:p>specificity</text:p>
          </table:table-cell>
          <table:table-cell table:style-name="ACE-1" office:value-type="string">
            <text:p>mcc</text:p>
          </table:table-cell>
          <table:table-cell table:style-name="ACE-1" office:value-type="string">
            <text:p>dor</text:p>
          </table:table-cell>
          <table:table-cell table:style-name="ACE-1" office:value-type="string">
            <text:p>cv mean mcc</text:p>
          </table:table-cell>
          <table:table-cell table:style-name="ACE-1" office:value-type="string">
            <text:p>cv std mcc</text:p>
          </table:table-cell>
          <table:table-cell table:style-name="ACE-1" office:value-type="string">
            <text:p>outlier mcc</text:p>
          </table:table-cell>
          <table:table-cell table:style-name="ACE-1" office:value-type="string">
            <text:p>full dataset</text:p>
          </table:table-cell>
          <table:table-cell table:style-name="ACE-1" office:value-type="string">
            <text:p>commit hash</text:p>
          </table:table-cell>
          <table:table-cell table:style-name="ACE-1"/>
          <table:table-cell table:style-name="ACE-1" office:value-type="string">
            <text:p>Highest mcc</text:p>
          </table:table-cell>
          <table:table-cell table:style-name="ACE-1" table:formula="of:=MAX([.I$1:.I$1048576])" office:value-type="float" office:value="0.69099999999999995">
            <text:p>0.691</text:p>
          </table:table-cell>
          <table:table-cell table:style-name="ACE-1" table:formula="of:=MATCH([.R1];[.I$1:.I$1048576];0)" office:value-type="float" office:value="7">
            <text:p>7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05">
            <text:p>0.8105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6760000000000004">
            <text:p>0.8676</text:p>
          </table:table-cell>
          <table:table-cell table:style-name="ACE-1" office:value-type="float" office:value="0.62880000000000003">
            <text:p>0.6288</text:p>
          </table:table-cell>
          <table:table-cell table:style-name="ACE-1" office:value-type="float" office:value="21.309999999999999">
            <text:p>21.31</text:p>
          </table:table-cell>
          <table:table-cell table:style-name="ACE-1" office:value-type="float" office:value="0.64810000000000001">
            <text:p>0.6481</text:p>
          </table:table-cell>
          <table:table-cell table:style-name="ACE-1" office:value-type="float" office:value="0.17399999999999999">
            <text:p>0.174</text:p>
          </table:table-cell>
          <table:table-cell table:style-name="ACE-1" office:value-type="float" office:value="0.62639999999999996">
            <text:p>0.626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c6a633</text:p>
          </table:table-cell>
          <table:table-cell table:number-columns-repeated="2" table:style-name="ACE-1"/>
          <table:table-cell table:style-name="ACE-1" table:formula="of:=LARGE([.I$1:.I$1048576];2)" office:value-type="float" office:value="0.68079999999999996">
            <text:p>0.6808</text:p>
          </table:table-cell>
          <table:table-cell table:style-name="ACE-1" table:formula="of:=MATCH([.R2];[.I$1:.I$1048576];0)" office:value-type="float" office:value="4">
            <text:p>4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630000000000004">
            <text:p>0.8363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86599999999999999">
            <text:p>0.866</text:p>
          </table:table-cell>
          <table:table-cell table:style-name="ACE-1" office:value-type="float" office:value="0.79730000000000001">
            <text:p>0.7973</text:p>
          </table:table-cell>
          <table:table-cell table:style-name="ACE-1" office:value-type="float" office:value="0.66559999999999997">
            <text:p>0.6656</text:p>
          </table:table-cell>
          <table:table-cell table:style-name="ACE-1" office:value-type="float" office:value="25.420000000000002">
            <text:p>25.42</text:p>
          </table:table-cell>
          <table:table-cell table:style-name="ACE-1" office:value-type="float" office:value="0.6139">
            <text:p>0.6139</text:p>
          </table:table-cell>
          <table:table-cell table:style-name="ACE-1" office:value-type="float" office:value="0.17510000000000001">
            <text:p>0.1751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fda5a7</text:p>
          </table:table-cell>
          <table:table-cell table:number-columns-repeated="2" table:style-name="ACE-1"/>
          <table:table-cell table:style-name="ACE-1" table:formula="of:=LARGE([.I$1:.I$1048576];3)" office:value-type="float" office:value="0.67090000000000005">
            <text:p>0.6709</text:p>
          </table:table-cell>
          <table:table-cell table:style-name="ACE-1" table:formula="of:=MATCH([.R3];[.I$1:.I$1048576];0)" office:value-type="float" office:value="11">
            <text:p>11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478">
            <text:p>0.8478</text:p>
          </table:table-cell>
          <table:table-cell table:style-name="ACE-1" office:value-type="float" office:value="0.86729999999999996">
            <text:p>0.8673</text:p>
          </table:table-cell>
          <table:table-cell table:style-name="ACE-1" office:value-type="float" office:value="0.88290000000000002">
            <text:p>0.882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8079999999999996">
            <text:p>0.6808</text:p>
          </table:table-cell>
          <table:table-cell table:style-name="ACE-1" office:value-type="float" office:value="29.149999999999999">
            <text:p>29.15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5190000000000001">
            <text:p>0.1519</text:p>
          </table:table-cell>
          <table:table-cell table:style-name="ACE-1" office:value-type="float" office:value="0.65480000000000005">
            <text:p>0.654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9beaad</text:p>
          </table:table-cell>
          <table:table-cell table:number-columns-repeated="2" table:style-name="ACE-1"/>
          <table:table-cell table:style-name="ACE-1" table:formula="of:=LARGE([.I$1:.I$1048576];4)" office:value-type="float" office:value="0.66559999999999997">
            <text:p>0.6656</text:p>
          </table:table-cell>
          <table:table-cell table:style-name="ACE-1" table:formula="of:=MATCH([.R4];[.I$1:.I$1048576];0)" office:value-type="float" office:value="3">
            <text:p>3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92449999999999999">
            <text:p>0.9245</text:p>
          </table:table-cell>
          <table:table-cell table:style-name="ACE-1" office:value-type="float" office:value="0.71009999999999995">
            <text:p>0.7101</text:p>
          </table:table-cell>
          <table:table-cell table:style-name="ACE-1" office:value-type="float" office:value="0.9365">
            <text:p>0.9365</text:p>
          </table:table-cell>
          <table:table-cell table:style-name="ACE-1" office:value-type="float" office:value="0.65890000000000004">
            <text:p>0.6589</text:p>
          </table:table-cell>
          <table:table-cell table:style-name="ACE-1" office:value-type="float" office:value="36.140000000000001">
            <text:p>36.14</text:p>
          </table:table-cell>
          <table:table-cell table:style-name="ACE-1" office:value-type="float" office:value="0.59670000000000001">
            <text:p>0.5967</text:p>
          </table:table-cell>
          <table:table-cell table:style-name="ACE-1" office:value-type="float" office:value="0.1241">
            <text:p>0.1241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6cb891</text:p>
          </table:table-cell>
          <table:table-cell table:number-columns-repeated="2" table:style-name="ACE-1"/>
          <table:table-cell table:style-name="ACE-1" table:formula="of:=LARGE([.I$1:.I$1048576];5)" office:value-type="float" office:value="0.66400000000000003">
            <text:p>0.664</text:p>
          </table:table-cell>
          <table:table-cell table:style-name="ACE-1" table:formula="of:=MATCH([.R5];[.I$1:.I$1048576];0)" office:value-type="float" office:value="8">
            <text:p>8</text:p>
          </table:table-cell>
          <table:table-cell table:number-columns-repeated="109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1410000000000005">
            <text:p>0.8141</text:p>
          </table:table-cell>
          <table:table-cell table:style-name="ACE-1" office:value-type="float" office:value="0.86839999999999995">
            <text:p>0.8684</text:p>
          </table:table-cell>
          <table:table-cell table:style-name="ACE-1" office:value-type="float" office:value="0.77649999999999997">
            <text:p>0.7765</text:p>
          </table:table-cell>
          <table:table-cell table:style-name="ACE-1" office:value-type="float" office:value="0.85919999999999996">
            <text:p>0.8592</text:p>
          </table:table-cell>
          <table:table-cell table:style-name="ACE-1" office:value-type="float" office:value="0.63329999999999997">
            <text:p>0.6333</text:p>
          </table:table-cell>
          <table:table-cell table:style-name="ACE-1" office:value-type="float" office:value="21.190000000000001">
            <text:p>21.19</text:p>
          </table:table-cell>
          <table:table-cell table:style-name="ACE-1" office:value-type="float" office:value="0.62160000000000004">
            <text:p>0.6216</text:p>
          </table:table-cell>
          <table:table-cell table:style-name="ACE-1" office:value-type="float" office:value="0.15490000000000001">
            <text:p>0.1549</text:p>
          </table:table-cell>
          <table:table-cell table:style-name="ACE-1" office:value-type="float" office:value="0.61240000000000006">
            <text:p>0.61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b02fe21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svm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5329999999999995">
            <text:p>0.8533</text:p>
          </table:table-cell>
          <table:table-cell table:style-name="ACE-1" office:value-type="float" office:value="0.86209999999999998">
            <text:p>0.8621</text:p>
          </table:table-cell>
          <table:table-cell table:style-name="ACE-1" office:value-type="float" office:value="0.90090000000000003">
            <text:p>0.9009</text:p>
          </table:table-cell>
          <table:table-cell table:style-name="ACE-1" office:value-type="float" office:value="0.78080000000000005">
            <text:p>0.7808</text:p>
          </table:table-cell>
          <table:table-cell table:style-name="ACE-1" office:value-type="float" office:value="0.69099999999999995">
            <text:p>0.691</text:p>
          </table:table-cell>
          <table:table-cell table:style-name="ACE-1" office:value-type="float" office:value="32.390000000000001">
            <text:p>32.39</text:p>
          </table:table-cell>
          <table:table-cell table:style-name="ACE-1" office:value-type="float" office:value="0.63170000000000004">
            <text:p>0.6317</text:p>
          </table:table-cell>
          <table:table-cell table:style-name="ACE-1" office:value-type="float" office:value="0.1439">
            <text:p>0.1439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3009999999999995">
            <text:p>0.8301</text:p>
          </table:table-cell>
          <table:table-cell table:style-name="ACE-1" office:value-type="float" office:value="0.88160000000000005">
            <text:p>0.8816</text:p>
          </table:table-cell>
          <table:table-cell table:style-name="ACE-1" office:value-type="float" office:value="0.79759999999999998">
            <text:p>0.7976</text:p>
          </table:table-cell>
          <table:table-cell table:style-name="ACE-1" office:value-type="float" office:value="0.86960000000000004">
            <text:p>0.8696</text:p>
          </table:table-cell>
          <table:table-cell table:style-name="ACE-1" office:value-type="float" office:value="0.66400000000000003">
            <text:p>0.664</text:p>
          </table:table-cell>
          <table:table-cell table:style-name="ACE-1" office:value-type="float" office:value="26.27">
            <text:p>26.27</text:p>
          </table:table-cell>
          <table:table-cell table:style-name="ACE-1" office:value-type="float" office:value="0.59999999999999998">
            <text:p>0.6</text:p>
          </table:table-cell>
          <table:table-cell table:style-name="ACE-1" office:value-type="float" office:value="0.13980000000000001">
            <text:p>0.1398</text:p>
          </table:table-cell>
          <table:table-cell table:style-name="ACE-1" office:value-type="float" office:value="1">
            <text:p>1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3040000000000003">
            <text:p>0.8304</text:p>
          </table:table-cell>
          <table:table-cell table:style-name="ACE-1" office:value-type="float" office:value="0.89580000000000004">
            <text:p>0.8958</text:p>
          </table:table-cell>
          <table:table-cell table:style-name="ACE-1" office:value-type="float" office:value="0.81899999999999995">
            <text:p>0.819</text:p>
          </table:table-cell>
          <table:table-cell table:style-name="ACE-1" office:value-type="float" office:value="0.84850000000000003">
            <text:p>0.8485</text:p>
          </table:table-cell>
          <table:table-cell table:style-name="ACE-1" office:value-type="float" office:value="0.65490000000000004">
            <text:p>0.6549</text:p>
          </table:table-cell>
          <table:table-cell table:style-name="ACE-1" office:value-type="float" office:value="25.350000000000001">
            <text:p>25.35</text:p>
          </table:table-cell>
          <table:table-cell table:style-name="ACE-1" office:value-type="float" office:value="0.60289999999999999">
            <text:p>0.6029</text:p>
          </table:table-cell>
          <table:table-cell table:style-name="ACE-1" office:value-type="float" office:value="0.1211">
            <text:p>0.1211</text:p>
          </table:table-cell>
          <table:table-cell table:style-name="ACE-1" office:value-type="float" office:value="0.74239999999999995">
            <text:p>0.7424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2609999999999995">
            <text:p>0.8261</text:p>
          </table:table-cell>
          <table:table-cell table:style-name="ACE-1" office:value-type="float" office:value="0.86240000000000006">
            <text:p>0.8624</text:p>
          </table:table-cell>
          <table:table-cell table:style-name="ACE-1" office:value-type="float" office:value="0.8468">
            <text:p>0.8468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3849999999999996">
            <text:p>0.6385</text:p>
          </table:table-cell>
          <table:table-cell table:style-name="ACE-1" office:value-type="float" office:value="21.379999999999999">
            <text:p>21.38</text:p>
          </table:table-cell>
          <table:table-cell table:style-name="ACE-1" office:value-type="float" office:value="0.61860000000000004">
            <text:p>0.6186</text:p>
          </table:table-cell>
          <table:table-cell table:style-name="ACE-1" office:value-type="float" office:value="0.073940000000000006">
            <text:p>0.07394</text:p>
          </table:table-cell>
          <table:table-cell table:style-name="ACE-1" office:value-type="float" office:value="0.7802">
            <text:p>0.7802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87719999999999998">
            <text:p>0.8772</text:p>
          </table:table-cell>
          <table:table-cell table:style-name="ACE-1" office:value-type="float" office:value="0.76919999999999999">
            <text:p>0.7692</text:p>
          </table:table-cell>
          <table:table-cell table:style-name="ACE-1" office:value-type="float" office:value="0.89549999999999996">
            <text:p>0.8955</text:p>
          </table:table-cell>
          <table:table-cell table:style-name="ACE-1" office:value-type="float" office:value="0.67090000000000005">
            <text:p>0.6709</text:p>
          </table:table-cell>
          <table:table-cell table:style-name="ACE-1" office:value-type="float" office:value="28.57">
            <text:p>28.57</text:p>
          </table:table-cell>
          <table:table-cell table:style-name="ACE-1" office:value-type="float" office:value="0.59640000000000004">
            <text:p>0.5964</text:p>
          </table:table-cell>
          <table:table-cell table:style-name="ACE-1" office:value-type="float" office:value="0.1071">
            <text:p>0.1071</text:p>
          </table:table-cell>
          <table:table-cell table:style-name="ACE-1" office:value-type="float" office:value="0.73850000000000005">
            <text:p>0.7385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84340000000000004">
            <text:p>0.8434</text:p>
          </table:table-cell>
          <table:table-cell table:style-name="ACE-1" office:value-type="float" office:value="0.82350000000000001">
            <text:p>0.8235</text:p>
          </table:table-cell>
          <table:table-cell table:style-name="ACE-1" office:value-type="float" office:value="0.81689999999999996">
            <text:p>0.8169</text:p>
          </table:table-cell>
          <table:table-cell table:style-name="ACE-1" office:value-type="float" office:value="0.63919999999999999">
            <text:p>0.6392</text:p>
          </table:table-cell>
          <table:table-cell table:style-name="ACE-1" office:value-type="float" office:value="20.82">
            <text:p>20.82</text:p>
          </table:table-cell>
          <table:table-cell table:style-name="ACE-1" office:value-type="float" office:value="0.57820000000000005">
            <text:p>0.5782</text:p>
          </table:table-cell>
          <table:table-cell table:style-name="ACE-1" office:value-type="float" office:value="0.1096">
            <text:p>0.1096</text:p>
          </table:table-cell>
          <table:table-cell table:style-name="ACE-1" office:value-type="float" office:value="0.4708">
            <text:p>0.4708</text:p>
          </table:table-cell>
          <table:table-cell table:style-name="ACE-1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rf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150000000000002">
            <text:p>0.8315</text:p>
          </table:table-cell>
          <table:table-cell table:style-name="ACE-1" office:value-type="float" office:value="0.86360000000000003">
            <text:p>0.8636</text:p>
          </table:table-cell>
          <table:table-cell table:style-name="ACE-1" office:value-type="float" office:value="0.85589999999999999">
            <text:p>0.8559</text:p>
          </table:table-cell>
          <table:table-cell table:style-name="ACE-1" office:value-type="float" office:value="0.79449999999999998">
            <text:p>0.7945</text:p>
          </table:table-cell>
          <table:table-cell table:style-name="ACE-1" office:value-type="float" office:value="0.64890000000000003">
            <text:p>0.6489</text:p>
          </table:table-cell>
          <table:table-cell table:style-name="ACE-1" office:value-type="float" office:value="22.960000000000001">
            <text:p>22.96</text:p>
          </table:table-cell>
          <table:table-cell table:style-name="ACE-1" office:value-type="float" office:value="0.61829999999999996">
            <text:p>0.6183</text:p>
          </table:table-cell>
          <table:table-cell table:style-name="ACE-1" office:value-type="float" office:value="0.075950000000000004">
            <text:p>0.07595</text:p>
          </table:table-cell>
          <table:table-cell table:style-name="ACE-1" office:value-type="float" office:value="0.57350000000000001">
            <text:p>0.5735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6058ba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80249999999999999">
            <text:p>0.8025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76470000000000005">
            <text:p>0.7647</text:p>
          </table:table-cell>
          <table:table-cell table:style-name="ACE-1" office:value-type="float" office:value="0.52700000000000002">
            <text:p>0.527</text:p>
          </table:table-cell>
          <table:table-cell table:style-name="ACE-1" office:value-type="float" office:value="10.56">
            <text:p>10.56</text:p>
          </table:table-cell>
          <table:table-cell table:style-name="ACE-1" office:value-type="float" office:value="0.60840000000000005">
            <text:p>0.6084</text:p>
          </table:table-cell>
          <table:table-cell table:style-name="ACE-1" office:value-type="float" office:value="0.15390000000000001">
            <text:p>0.1539</text:p>
          </table:table-cell>
          <table:table-cell table:style-name="ACE-1" office:value-type="float" office:value="0.71819999999999995">
            <text:p>0.71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float" office:value="6303936">
            <text:p>630393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7190000000000003">
            <text:p>0.7719</text:p>
          </table:table-cell>
          <table:table-cell table:style-name="ACE-1" office:value-type="float" office:value="0.8085">
            <text:p>0.8085</text:p>
          </table:table-cell>
          <table:table-cell table:style-name="ACE-1" office:value-type="float" office:value="0.78349999999999997">
            <text:p>0.7835</text:p>
          </table:table-cell>
          <table:table-cell table:style-name="ACE-1" office:value-type="float" office:value="0.75680000000000003">
            <text:p>0.7568</text:p>
          </table:table-cell>
          <table:table-cell table:style-name="ACE-1" office:value-type="float" office:value="0.53800000000000003">
            <text:p>0.538</text:p>
          </table:table-cell>
          <table:table-cell table:style-name="ACE-1" office:value-type="float" office:value="11.26">
            <text:p>11.26</text:p>
          </table:table-cell>
          <table:table-cell table:style-name="ACE-1" office:value-type="float" office:value="0.60670000000000002">
            <text:p>0.6067</text:p>
          </table:table-cell>
          <table:table-cell table:style-name="ACE-1" office:value-type="float" office:value="0.1424">
            <text:p>0.1424</text:p>
          </table:table-cell>
          <table:table-cell table:style-name="ACE-1" office:value-type="float" office:value="0.57740000000000002">
            <text:p>0.577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b7426b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1520000000000004">
            <text:p>0.8152</text:p>
          </table:table-cell>
          <table:table-cell table:style-name="ACE-1" office:value-type="float" office:value="0.82909999999999995">
            <text:p>0.8291</text:p>
          </table:table-cell>
          <table:table-cell table:style-name="ACE-1" office:value-type="float" office:value="0.87390000000000001">
            <text:p>0.8739</text:p>
          </table:table-cell>
          <table:table-cell table:style-name="ACE-1" office:value-type="float" office:value="0.72599999999999998">
            <text:p>0.726</text:p>
          </table:table-cell>
          <table:table-cell table:style-name="ACE-1" office:value-type="float" office:value="0.6099">
            <text:p>0.6099</text:p>
          </table:table-cell>
          <table:table-cell table:style-name="ACE-1" office:value-type="float" office:value="18.359999999999999">
            <text:p>18.36</text:p>
          </table:table-cell>
          <table:table-cell table:style-name="ACE-1" office:value-type="float" office:value="0.627">
            <text:p>0.627</text:p>
          </table:table-cell>
          <table:table-cell table:style-name="ACE-1" office:value-type="float" office:value="0.1447">
            <text:p>0.1447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53a5e90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88680000000000003">
            <text:p>0.8868</text:p>
          </table:table-cell>
          <table:table-cell table:style-name="ACE-1" office:value-type="float" office:value="0.68120000000000003">
            <text:p>0.6812</text:p>
          </table:table-cell>
          <table:table-cell table:style-name="ACE-1" office:value-type="float" office:value="0.90480000000000005">
            <text:p>0.9048</text:p>
          </table:table-cell>
          <table:table-cell table:style-name="ACE-1" office:value-type="float" office:value="0.59699999999999998">
            <text:p>0.597</text:p>
          </table:table-cell>
          <table:table-cell table:style-name="ACE-1" office:value-type="float" office:value="20.300000000000001">
            <text:p>20.3</text:p>
          </table:table-cell>
          <table:table-cell table:style-name="ACE-1" office:value-type="float" office:value="0.60640000000000005">
            <text:p>0.6064</text:p>
          </table:table-cell>
          <table:table-cell table:style-name="ACE-1" office:value-type="float" office:value="0.123">
            <text:p>0.123</text:p>
          </table:table-cell>
          <table:table-cell table:style-name="ACE-1" office:value-type="float" office:value="0.60009999999999997">
            <text:p>0.600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83a8a6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3080000000000001">
            <text:p>0.7308</text:p>
          </table:table-cell>
          <table:table-cell table:style-name="ACE-1" office:value-type="float" office:value="0.7792">
            <text:p>0.7792</text:p>
          </table:table-cell>
          <table:table-cell table:style-name="ACE-1" office:value-type="float" office:value="0.70589999999999997">
            <text:p>0.7059</text:p>
          </table:table-cell>
          <table:table-cell table:style-name="ACE-1" office:value-type="float" office:value="0.76060000000000005">
            <text:p>0.7606</text:p>
          </table:table-cell>
          <table:table-cell table:style-name="ACE-1" office:value-type="float" office:value="0.46460000000000001">
            <text:p>0.4646</text:p>
          </table:table-cell>
          <table:table-cell table:style-name="ACE-1" office:value-type="float" office:value="7.6239999999999997">
            <text:p>7.624</text:p>
          </table:table-cell>
          <table:table-cell table:style-name="ACE-1" office:value-type="float" office:value="0.59789999999999999">
            <text:p>0.5979</text:p>
          </table:table-cell>
          <table:table-cell table:style-name="ACE-1" office:value-type="float" office:value="0.14130000000000001">
            <text:p>0.1413</text:p>
          </table:table-cell>
          <table:table-cell table:style-name="ACE-1" office:value-type="float" office:value="0.4924">
            <text:p>0.4924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6ed78cf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gb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83699999999999997">
            <text:p>0.837</text:p>
          </table:table-cell>
          <table:table-cell table:style-name="ACE-1" office:value-type="float" office:value="0.84619999999999995">
            <text:p>0.8462</text:p>
          </table:table-cell>
          <table:table-cell table:style-name="ACE-1" office:value-type="float" office:value="0.89190000000000003">
            <text:p>0.8919</text:p>
          </table:table-cell>
          <table:table-cell table:style-name="ACE-1" office:value-type="float" office:value="0.75339999999999996">
            <text:p>0.7534</text:p>
          </table:table-cell>
          <table:table-cell table:style-name="ACE-1" office:value-type="float" office:value="0.65610000000000002">
            <text:p>0.6561</text:p>
          </table:table-cell>
          <table:table-cell table:style-name="ACE-1" office:value-type="float" office:value="25.210000000000001">
            <text:p>25.21</text:p>
          </table:table-cell>
          <table:table-cell table:style-name="ACE-1" office:value-type="float" office:value="0.63629999999999998">
            <text:p>0.6363</text:p>
          </table:table-cell>
          <table:table-cell table:style-name="ACE-1" office:value-type="float" office:value="0.14960000000000001">
            <text:p>0.1496</text:p>
          </table:table-cell>
          <table:table-cell table:style-name="ACE-1" office:value-type="float" office:value="0.67079999999999995">
            <text:p>0.6708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cedb91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5819999999999999">
            <text:p>0.7582</text:p>
          </table:table-cell>
          <table:table-cell table:style-name="ACE-1" office:value-type="float" office:value="0.83330000000000004">
            <text:p>0.8333</text:p>
          </table:table-cell>
          <table:table-cell table:style-name="ACE-1" office:value-type="float" office:value="0.73029999999999995">
            <text:p>0.7303</text:p>
          </table:table-cell>
          <table:table-cell table:style-name="ACE-1" office:value-type="float" office:value="0.79690000000000005">
            <text:p>0.7969</text:p>
          </table:table-cell>
          <table:table-cell table:style-name="ACE-1" office:value-type="float" office:value="0.5202">
            <text:p>0.5202</text:p>
          </table:table-cell>
          <table:table-cell table:style-name="ACE-1" office:value-type="float" office:value="10.619999999999999">
            <text:p>10.62</text:p>
          </table:table-cell>
          <table:table-cell table:style-name="ACE-1" office:value-type="float" office:value="0.50280000000000002">
            <text:p>0.5028</text:p>
          </table:table-cell>
          <table:table-cell table:style-name="ACE-1" office:value-type="float" office:value="0.1923">
            <text:p>0.1923</text:p>
          </table:table-cell>
          <table:table-cell table:style-name="ACE-1" office:value-type="float" office:value="0.7319">
            <text:p>0.7319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a00dcdc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661">
            <text:p>0.7661</text:p>
          </table:table-cell>
          <table:table-cell table:style-name="ACE-1" office:value-type="float" office:value="0.83509999999999995">
            <text:p>0.8351</text:p>
          </table:table-cell>
          <table:table-cell table:style-name="ACE-1" office:value-type="float" office:value="0.77139999999999997">
            <text:p>0.7714</text:p>
          </table:table-cell>
          <table:table-cell table:style-name="ACE-1" office:value-type="float" office:value="0.75760000000000005">
            <text:p>0.7576</text:p>
          </table:table-cell>
          <table:table-cell table:style-name="ACE-1" office:value-type="float" office:value="0.51980000000000004">
            <text:p>0.5198</text:p>
          </table:table-cell>
          <table:table-cell table:style-name="ACE-1" office:value-type="float" office:value="10.550000000000001">
            <text:p>10.55</text:p>
          </table:table-cell>
          <table:table-cell table:style-name="ACE-1" office:value-type="float" office:value="0.52470000000000006">
            <text:p>0.5247</text:p>
          </table:table-cell>
          <table:table-cell table:style-name="ACE-1" office:value-type="float" office:value="0.13300000000000001">
            <text:p>0.133</text:p>
          </table:table-cell>
          <table:table-cell table:style-name="ACE-1" office:value-type="float" office:value="0.56820000000000004">
            <text:p>0.568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98220e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9890000000000005">
            <text:p>0.7989</text:p>
          </table:table-cell>
          <table:table-cell table:style-name="ACE-1" office:value-type="float" office:value="0.88419999999999999">
            <text:p>0.8842</text:p>
          </table:table-cell>
          <table:table-cell table:style-name="ACE-1" office:value-type="float" office:value="0.76359999999999995">
            <text:p>0.7636</text:p>
          </table:table-cell>
          <table:table-cell table:style-name="ACE-1" office:value-type="float" office:value="0.85140000000000005">
            <text:p>0.8514</text:p>
          </table:table-cell>
          <table:table-cell table:style-name="ACE-1" office:value-type="float" office:value="0.60340000000000005">
            <text:p>0.6034</text:p>
          </table:table-cell>
          <table:table-cell table:style-name="ACE-1" office:value-type="float" office:value="18.5">
            <text:p>18.5</text:p>
          </table:table-cell>
          <table:table-cell table:style-name="ACE-1" office:value-type="float" office:value="0.53549999999999998">
            <text:p>0.5355</text:p>
          </table:table-cell>
          <table:table-cell table:style-name="ACE-1" office:value-type="float" office:value="0.11550000000000001">
            <text:p>0.1155</text:p>
          </table:table-cell>
          <table:table-cell table:style-name="ACE-1" office:value-type="float" office:value="0.47249999999999998">
            <text:p>0.4725</text:p>
          </table:table-cell>
          <table:table-cell table:style-name="ACE-1" office:value-type="boolean" office:boolean-value="false">
            <text:p>FALSE</text:p>
          </table:table-cell>
          <table:table-cell table:number-columns-repeated="114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none</text:p>
          </table:table-cell>
          <table:table-cell table:style-name="ACE-1" office:value-type="float" office:value="0.79549999999999998">
            <text:p>0.7955</text:p>
          </table:table-cell>
          <table:table-cell table:style-name="ACE-1" office:value-type="float" office:value="0.81540000000000001">
            <text:p>0.8154</text:p>
          </table:table-cell>
          <table:table-cell table:style-name="ACE-1" office:value-type="float" office:value="0.77939999999999998">
            <text:p>0.7794</text:p>
          </table:table-cell>
          <table:table-cell table:style-name="ACE-1" office:value-type="float" office:value="0.8125">
            <text:p>0.8125</text:p>
          </table:table-cell>
          <table:table-cell table:style-name="ACE-1" office:value-type="float" office:value="0.5917">
            <text:p>0.5917</text:p>
          </table:table-cell>
          <table:table-cell table:style-name="ACE-1" office:value-type="float" office:value="15.31">
            <text:p>15.31</text:p>
          </table:table-cell>
          <table:table-cell table:style-name="ACE-1" office:value-type="float" office:value="0.53469999999999995">
            <text:p>0.5347</text:p>
          </table:table-cell>
          <table:table-cell table:style-name="ACE-1" office:value-type="float" office:value="0.089429999999999996">
            <text:p>0.08943</text:p>
          </table:table-cell>
          <table:table-cell table:style-name="ACE-1" office:value-type="float" office:value="0.44719999999999999">
            <text:p>0.4472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d226358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boolean" office:boolean-value="true">
            <text:p>TRU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74360000000000004">
            <text:p>0.7436</text:p>
          </table:table-cell>
          <table:table-cell table:style-name="ACE-1" office:value-type="float" office:value="0.82050000000000001">
            <text:p>0.8205</text:p>
          </table:table-cell>
          <table:table-cell table:style-name="ACE-1" office:value-type="float" office:value="0.71109999999999995">
            <text:p>0.7111</text:p>
          </table:table-cell>
          <table:table-cell table:style-name="ACE-1" office:value-type="float" office:value="0.78790000000000004">
            <text:p>0.7879</text:p>
          </table:table-cell>
          <table:table-cell table:style-name="ACE-1" office:value-type="float" office:value="0.49299999999999999">
            <text:p>0.493</text:p>
          </table:table-cell>
          <table:table-cell table:style-name="ACE-1" office:value-type="float" office:value="9.1430000000000007">
            <text:p>9.143</text:p>
          </table:table-cell>
          <table:table-cell table:style-name="ACE-1" office:value-type="float" office:value="0.55379999999999996">
            <text:p>0.5538</text:p>
          </table:table-cell>
          <table:table-cell table:style-name="ACE-1" office:value-type="float" office:value="0.1226">
            <text:p>0.1226</text:p>
          </table:table-cell>
          <table:table-cell table:style-name="ACE-1" office:value-type="float" office:value="0.36709999999999998">
            <text:p>0.3671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121a015</text:p>
          </table:table-cell>
          <table:table-cell table:number-columns-repeated="113" table:style-name="ACE-1"/>
        </table:table-row>
        <table:table-row table:style-name="AROW-1">
          <table:table-cell table:style-name="ACE-1" office:value-type="string">
            <text:p>dtc</text:p>
          </table:table-cell>
          <table:table-cell table:style-name="ACE-1" office:value-type="string">
            <text:p>robust scaling</text:p>
          </table:table-cell>
          <table:table-cell table:style-name="ACE-1" office:value-type="string">
            <text:p>TRUE</text:p>
          </table:table-cell>
          <table:table-cell table:style-name="ACE-1" office:value-type="string">
            <text:p>multiple</text:p>
          </table:table-cell>
          <table:table-cell table:style-name="ACE-1" office:value-type="float" office:value="0.7772">
            <text:p>0.7772</text:p>
          </table:table-cell>
          <table:table-cell table:style-name="ACE-1" office:value-type="float" office:value="0.89659999999999995">
            <text:p>0.8966</text:p>
          </table:table-cell>
          <table:table-cell table:style-name="ACE-1" office:value-type="float" office:value="0.70909999999999995">
            <text:p>0.7091</text:p>
          </table:table-cell>
          <table:table-cell table:style-name="ACE-1" office:value-type="float" office:value="0.87839999999999996">
            <text:p>0.8784</text:p>
          </table:table-cell>
          <table:table-cell table:style-name="ACE-1" office:value-type="float" office:value="0.57699999999999996">
            <text:p>0.577</text:p>
          </table:table-cell>
          <table:table-cell table:style-name="ACE-1" office:value-type="float" office:value="17.600000000000001">
            <text:p>17.6</text:p>
          </table:table-cell>
          <table:table-cell table:style-name="ACE-1" office:value-type="float" office:value="0.50639999999999996">
            <text:p>0.5064</text:p>
          </table:table-cell>
          <table:table-cell table:style-name="ACE-1" office:value-type="float" office:value="0.16370000000000001">
            <text:p>0.1637</text:p>
          </table:table-cell>
          <table:table-cell table:style-name="ACE-1" office:value-type="float" office:value="0.45229999999999998">
            <text:p>0.4523</text:p>
          </table:table-cell>
          <table:table-cell table:style-name="ACE-1" office:value-type="boolean" office:boolean-value="false">
            <text:p>FALSE</text:p>
          </table:table-cell>
          <table:table-cell table:style-name="ACE-1" office:value-type="string">
            <text:p>4d249d0</text:p>
          </table:table-cell>
          <table:table-cell table:number-columns-repeated="113" table:style-name="ACE-1"/>
        </table:table-row>
        <table:table-row table:style-name="AROW-1">
          <table:table-cell table:number-columns-repeated="20" table:style-name="ACE-1"/>
          <table:table-cell table:style-name="ACE-3"/>
          <table:table-cell table:number-columns-repeated="107" table:style-name="ACE-1"/>
        </table:table-row>
        <table:table-row table:style-name="AROW-1" table:number-rows-repeated="6">
          <table:table-cell table:number-columns-repeated="128" table:style-name="ACE-1"/>
        </table:table-row>
        <table:table-row table:style-name="AROW-2">
          <table:table-cell table:number-columns-repeated="128" table:style-name="ACE-1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1" table:number-rows-repeated="2">
          <table:table-cell table:number-columns-repeated="128" table:style-name="ACE-1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2" table:number-rows-repeated="2">
          <table:table-cell table:number-columns-repeated="128" table:style-name="ACE-1"/>
        </table:table-row>
        <table:table-row table:style-name="AROW-1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2" table:number-rows-repeated="2">
          <table:table-cell table:number-columns-repeated="128" table:style-name="ACE-1"/>
        </table:table-row>
        <table:table-row table:style-name="AROW-1">
          <table:table-cell table:number-columns-repeated="128" table:style-name="ACE-1"/>
        </table:table-row>
        <table:table-row table:style-name="AROW-2">
          <table:table-cell table:number-columns-repeated="128" table:style-name="ACE-1"/>
        </table:table-row>
        <table:table-row table:style-name="AROW-2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2" table:number-rows-repeated="2">
          <table:table-cell table:number-columns-repeated="128" table:style-name="ACE-1"/>
        </table:table-row>
        <table:table-row table:style-name="AROW-2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2" table:number-rows-repeated="27">
          <table:table-cell table:number-columns-repeated="128" table:style-name="ACE-1"/>
        </table:table-row>
        <table:table-row table:style-name="AROW-2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2">
          <table:table-cell table:number-columns-repeated="15" table:style-name="ACE-4"/>
          <table:table-cell table:number-columns-repeated="113" table:style-name="ACE-1"/>
        </table:table-row>
        <table:table-row table:style-name="AROW-2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2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>
          <table:table-cell table:number-columns-repeated="15" table:style-name="ACE-1"/>
          <table:table-cell table:number-columns-repeated="113" table:style-name="ACE-4"/>
        </table:table-row>
        <table:table-row table:style-name="AROW-1">
          <table:table-cell table:number-columns-repeated="128" table:style-name="ACE-1"/>
        </table:table-row>
        <table:table-row table:style-name="AROW-2" table:number-rows-repeated="3">
          <table:table-cell table:number-columns-repeated="128" table:style-name="ACE-1"/>
        </table:table-row>
        <table:table-row table:style-name="AROW-2">
          <table:table-cell table:number-columns-repeated="13" table:style-name="ACE-5"/>
          <table:table-cell table:style-name="ACE-1"/>
          <table:table-cell table:style-name="ACE-5"/>
          <table:table-cell table:number-columns-repeated="113" table:style-name="ACE-1"/>
        </table:table-row>
        <table:table-row table:style-name="AROW-2" table:number-rows-repeated="2">
          <table:table-cell table:number-columns-repeated="128" table:style-name="ACE-1"/>
        </table:table-row>
        <table:table-row table:style-name="AROW-1" table:number-rows-repeated="4">
          <table:table-cell table:number-columns-repeated="128" table:style-name="ACE-1"/>
        </table:table-row>
        <table:table-row table:style-name="AROW-1">
          <table:table-cell table:number-columns-repeated="13" table:style-name="ACE-2"/>
          <table:table-cell table:style-name="ACE-1"/>
          <table:table-cell table:style-name="ACE-2"/>
          <table:table-cell table:number-columns-repeated="113" table:style-name="ACE-1"/>
        </table:table-row>
        <table:table-row table:style-name="AROW-1" table:number-rows-repeated="2">
          <table:table-cell table:number-columns-repeated="128" table:style-name="ACE-1"/>
        </table:table-row>
        <table:table-row table:style-name="AROW-1">
          <table:table-cell table:number-columns-repeated="15" table:style-name="ACE-1"/>
          <table:table-cell table:number-columns-repeated="49" table:style-name="ACE-2"/>
          <table:table-cell table:number-columns-repeated="64" table:style-name="ACE-1"/>
        </table:table-row>
        <table:table-row table:style-name="AROW-1" table:number-rows-repeated="3">
          <table:table-cell table:number-columns-repeated="128" table:style-name="ACE-1"/>
        </table:table-row>
        <table:table-row table:style-name="AROW-2">
          <table:table-cell table:number-columns-repeated="128" table:style-name="ACE-1"/>
        </table:table-row>
        <table:table-row table:style-name="AROW-2">
          <table:table-cell table:number-columns-repeated="128"/>
        </table:table-row>
        <table:table-row table:style-name="AROW-0" table:number-rows-repeated="1048476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21">
          <gnm:selection gnm:start-col="14" gnm:start-row="21" gnm:end-col="14" gnm:end-row="21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0" gnm:cursor-row="68">
          <gnm:selection gnm:start-col="0" gnm:start-row="68" gnm:end-col="127" gnm:end-row="6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4T08:17:17Z</dc:date>
    <meta:editing-cycles>40</meta:editing-cycles>
    <meta:editing-duration>P1DT1H8M37S</meta:editing-duration>
    <meta:generator>gnumeric/1.12.46</meta:generator>
  </office:meta>
</office:document-meta>
</file>